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="none" draw:fill-color="#729fcf" draw:textarea-vertical-align="middle" draw:auto-grow-height="false" fo:min-height="1.17cm" fo:min-width="0.92cm" fo:padding-top="0.14cm" fo:padding-bottom="0.14cm" fo:padding-left="0.265cm" fo:padding-right="0.265cm" fo:wrap-option="wrap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16cm" fo:min-width="0cm"/>
    </style:style>
    <style:style style:name="gr3" style:family="graphic" style:parent-style-name="objectwithoutfill">
      <style:graphic-properties svg:stroke-width="0.03cm" svg:stroke-color="#000000" draw:marker-start-width="0.295cm" draw:marker-end="Linienspitzen_20_2" draw:marker-end-width="0.2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11cm" fo:min-width="2.86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2cm" svg:stroke-color="#000000" draw:marker-start-width="0.24cm" draw:marker-end-width="0.24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3cm" svg:stroke-color="#000000" draw:marker-start-width="0.25cm" draw:marker-end-width="0.25cm" draw:fill="solid" draw:fill-color="#b2b2b2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45cm" svg:height="1.45cm" svg:x="3.1cm" svg:y="3.38cm">
            <text:p/>
            <draw:enhanced-geometry draw:glue-point-type="segments" draw:type="mso-spt100" draw:modifiers="-89.6178021670858 89.442474236216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0.25cm" svg:height="1.41cm" svg:x="3.8cm" svg:y="3.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.808cm" svg:y1="3.39cm" svg:x2="3.958cm" svg:y2="3.39cm">
            <text:p/>
          </draw:line>
        </draw:g>
        <draw:g>
          <svg:title>TexMaths</svg:title>
          <svg:desc>12§latex§$\vec{\omega}$§svg§600§TRUE§</svg:desc>
          <draw:g>
            <draw:path draw:style-name="gr4" draw:text-style-name="P4" draw:layer="layout" svg:width="0.184cm" svg:height="0.082cm" svg:x="6.556cm" svg:y="0.365cm" svg:viewBox="0 0 185 83" svg:d="M148 50c-6 5-19 17-19 24 0 5 4 9 8 9s5-3 8-5c4-6 14-18 33-28 2-1 7-3 7-8s-3-6-6-8c-9-6-14-15-16-24-2-4-3-10-9-10-5 0-8 6-8 10 0 1 2 14 9 24-47 0-94 0-141 0-7 0-14 0-14 8s7 8 14 8c45 0 90 0 134 0z">
              <text:p/>
            </draw:path>
            <draw:path draw:style-name="gr4" draw:text-style-name="P4" draw:layer="layout" svg:width="0.248cm" svg:height="0.189cm" svg:x="6.483cm" svg:y="0.479cm" svg:viewBox="0 0 249 190" svg:d="M249 30c0-19-8-30-17-30-11 0-23 11-23 20 0 4 3 9 7 12 7 8 15 18 15 36 0 17-9 41-22 60-12 18-27 32-46 32-24 0-38-15-41-38 3-11 13-37 13-49 0-5-1-10-7-10-4 0-7 2-11 8-5 8-9 36-9 50-15 20-32 39-58 39-27 0-36-25-36-49 0-51 42-95 42-101 0-4-2-8-7-8-6 0-8 5-11 9-21 31-38 81-38 120 0 28 10 59 44 59 30 0 49-21 65-44 3 24 20 44 46 44 33 0 53-26 67-57 11-20 27-77 27-103z">
              <text:p/>
            </draw:path>
          </draw:g>
        </draw:g>
        <draw:custom-shape draw:style-name="gr5" draw:text-style-name="P3" draw:layer="layout" svg:width="4.75cm" svg:height="4.75cm" svg:x="1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6" draw:text-style-name="P3" draw:layer="layout" svg:x1="1.737cm" svg:y1="3.739cm" svg:x2="1.914cm" svg:y2="3.562cm">
              <text:p/>
            </draw:line>
            <draw:line draw:style-name="gr6" draw:text-style-name="P3" draw:layer="layout" svg:x1="1.914cm" svg:y1="3.739cm" svg:x2="1.737cm" svg:y2="3.562cm">
              <text:p/>
            </draw:line>
          </draw:g>
          <draw:g>
            <draw:line draw:style-name="gr6" draw:text-style-name="P3" draw:layer="layout" svg:x1="2.237cm" svg:y1="3.739cm" svg:x2="2.414cm" svg:y2="3.562cm">
              <text:p/>
            </draw:line>
            <draw:line draw:style-name="gr6" draw:text-style-name="P3" draw:layer="layout" svg:x1="2.414cm" svg:y1="3.739cm" svg:x2="2.237cm" svg:y2="3.562cm">
              <text:p/>
            </draw:line>
          </draw:g>
          <draw:g>
            <draw:line draw:style-name="gr6" draw:text-style-name="P3" draw:layer="layout" svg:x1="2.737cm" svg:y1="3.739cm" svg:x2="2.914cm" svg:y2="3.562cm">
              <text:p/>
            </draw:line>
            <draw:line draw:style-name="gr6" draw:text-style-name="P3" draw:layer="layout" svg:x1="2.914cm" svg:y1="3.739cm" svg:x2="2.737cm" svg:y2="3.562cm">
              <text:p/>
            </draw:line>
          </draw:g>
          <draw:g>
            <draw:line draw:style-name="gr6" draw:text-style-name="P3" draw:layer="layout" svg:x1="3.237cm" svg:y1="3.739cm" svg:x2="3.414cm" svg:y2="3.562cm">
              <text:p/>
            </draw:line>
            <draw:line draw:style-name="gr6" draw:text-style-name="P3" draw:layer="layout" svg:x1="3.414cm" svg:y1="3.739cm" svg:x2="3.237cm" svg:y2="3.562cm">
              <text:p/>
            </draw:line>
          </draw:g>
          <draw:g>
            <draw:line draw:style-name="gr6" draw:text-style-name="P3" draw:layer="layout" svg:x1="3.737cm" svg:y1="3.739cm" svg:x2="3.914cm" svg:y2="3.562cm">
              <text:p/>
            </draw:line>
            <draw:line draw:style-name="gr6" draw:text-style-name="P3" draw:layer="layout" svg:x1="3.914cm" svg:y1="3.739cm" svg:x2="3.737cm" svg:y2="3.562cm">
              <text:p/>
            </draw:line>
          </draw:g>
          <draw:g>
            <draw:line draw:style-name="gr6" draw:text-style-name="P3" draw:layer="layout" svg:x1="1.737cm" svg:y1="4.239cm" svg:x2="1.914cm" svg:y2="4.062cm">
              <text:p/>
            </draw:line>
            <draw:line draw:style-name="gr6" draw:text-style-name="P3" draw:layer="layout" svg:x1="1.914cm" svg:y1="4.239cm" svg:x2="1.737cm" svg:y2="4.062cm">
              <text:p/>
            </draw:line>
          </draw:g>
          <draw:g>
            <draw:line draw:style-name="gr6" draw:text-style-name="P3" draw:layer="layout" svg:x1="2.237cm" svg:y1="4.239cm" svg:x2="2.414cm" svg:y2="4.062cm">
              <text:p/>
            </draw:line>
            <draw:line draw:style-name="gr6" draw:text-style-name="P3" draw:layer="layout" svg:x1="2.414cm" svg:y1="4.239cm" svg:x2="2.237cm" svg:y2="4.062cm">
              <text:p/>
            </draw:line>
          </draw:g>
          <draw:g>
            <draw:line draw:style-name="gr6" draw:text-style-name="P3" draw:layer="layout" svg:x1="2.737cm" svg:y1="4.239cm" svg:x2="2.914cm" svg:y2="4.062cm">
              <text:p/>
            </draw:line>
            <draw:line draw:style-name="gr6" draw:text-style-name="P3" draw:layer="layout" svg:x1="2.914cm" svg:y1="4.239cm" svg:x2="2.737cm" svg:y2="4.062cm">
              <text:p/>
            </draw:line>
          </draw:g>
          <draw:g>
            <draw:line draw:style-name="gr6" draw:text-style-name="P3" draw:layer="layout" svg:x1="3.237cm" svg:y1="4.239cm" svg:x2="3.414cm" svg:y2="4.062cm">
              <text:p/>
            </draw:line>
            <draw:line draw:style-name="gr6" draw:text-style-name="P3" draw:layer="layout" svg:x1="3.414cm" svg:y1="4.239cm" svg:x2="3.237cm" svg:y2="4.062cm">
              <text:p/>
            </draw:line>
          </draw:g>
          <draw:g>
            <draw:line draw:style-name="gr6" draw:text-style-name="P3" draw:layer="layout" svg:x1="3.737cm" svg:y1="4.239cm" svg:x2="3.914cm" svg:y2="4.062cm">
              <text:p/>
            </draw:line>
            <draw:line draw:style-name="gr6" draw:text-style-name="P3" draw:layer="layout" svg:x1="3.914cm" svg:y1="4.239cm" svg:x2="3.737cm" svg:y2="4.062cm">
              <text:p/>
            </draw:line>
          </draw:g>
          <draw:g>
            <draw:line draw:style-name="gr6" draw:text-style-name="P3" draw:layer="layout" svg:x1="1.737cm" svg:y1="4.739cm" svg:x2="1.914cm" svg:y2="4.562cm">
              <text:p/>
            </draw:line>
            <draw:line draw:style-name="gr6" draw:text-style-name="P3" draw:layer="layout" svg:x1="1.914cm" svg:y1="4.739cm" svg:x2="1.737cm" svg:y2="4.562cm">
              <text:p/>
            </draw:line>
          </draw:g>
          <draw:g>
            <draw:line draw:style-name="gr6" draw:text-style-name="P3" draw:layer="layout" svg:x1="2.237cm" svg:y1="4.739cm" svg:x2="2.414cm" svg:y2="4.562cm">
              <text:p/>
            </draw:line>
            <draw:line draw:style-name="gr6" draw:text-style-name="P3" draw:layer="layout" svg:x1="2.414cm" svg:y1="4.739cm" svg:x2="2.237cm" svg:y2="4.562cm">
              <text:p/>
            </draw:line>
          </draw:g>
          <draw:g>
            <draw:line draw:style-name="gr6" draw:text-style-name="P3" draw:layer="layout" svg:x1="2.737cm" svg:y1="4.739cm" svg:x2="2.914cm" svg:y2="4.562cm">
              <text:p/>
            </draw:line>
            <draw:line draw:style-name="gr6" draw:text-style-name="P3" draw:layer="layout" svg:x1="2.914cm" svg:y1="4.739cm" svg:x2="2.737cm" svg:y2="4.562cm">
              <text:p/>
            </draw:line>
          </draw:g>
          <draw:g>
            <draw:line draw:style-name="gr6" draw:text-style-name="P3" draw:layer="layout" svg:x1="3.237cm" svg:y1="4.739cm" svg:x2="3.414cm" svg:y2="4.562cm">
              <text:p/>
            </draw:line>
            <draw:line draw:style-name="gr6" draw:text-style-name="P3" draw:layer="layout" svg:x1="3.414cm" svg:y1="4.739cm" svg:x2="3.237cm" svg:y2="4.562cm">
              <text:p/>
            </draw:line>
          </draw:g>
          <draw:g>
            <draw:line draw:style-name="gr6" draw:text-style-name="P3" draw:layer="layout" svg:x1="3.737cm" svg:y1="4.739cm" svg:x2="3.914cm" svg:y2="4.562cm">
              <text:p/>
            </draw:line>
            <draw:line draw:style-name="gr6" draw:text-style-name="P3" draw:layer="layout" svg:x1="3.914cm" svg:y1="4.739cm" svg:x2="3.737cm" svg:y2="4.562cm">
              <text:p/>
            </draw:line>
          </draw:g>
          <draw:g>
            <draw:line draw:style-name="gr6" draw:text-style-name="P3" draw:layer="layout" svg:x1="1.737cm" svg:y1="5.239cm" svg:x2="1.914cm" svg:y2="5.062cm">
              <text:p/>
            </draw:line>
            <draw:line draw:style-name="gr6" draw:text-style-name="P3" draw:layer="layout" svg:x1="1.914cm" svg:y1="5.239cm" svg:x2="1.737cm" svg:y2="5.062cm">
              <text:p/>
            </draw:line>
          </draw:g>
          <draw:g>
            <draw:line draw:style-name="gr6" draw:text-style-name="P3" draw:layer="layout" svg:x1="2.237cm" svg:y1="5.239cm" svg:x2="2.414cm" svg:y2="5.062cm">
              <text:p/>
            </draw:line>
            <draw:line draw:style-name="gr6" draw:text-style-name="P3" draw:layer="layout" svg:x1="2.414cm" svg:y1="5.239cm" svg:x2="2.237cm" svg:y2="5.062cm">
              <text:p/>
            </draw:line>
          </draw:g>
          <draw:g>
            <draw:line draw:style-name="gr6" draw:text-style-name="P3" draw:layer="layout" svg:x1="2.737cm" svg:y1="5.239cm" svg:x2="2.914cm" svg:y2="5.062cm">
              <text:p/>
            </draw:line>
            <draw:line draw:style-name="gr6" draw:text-style-name="P3" draw:layer="layout" svg:x1="2.914cm" svg:y1="5.239cm" svg:x2="2.737cm" svg:y2="5.062cm">
              <text:p/>
            </draw:line>
          </draw:g>
          <draw:g>
            <draw:line draw:style-name="gr6" draw:text-style-name="P3" draw:layer="layout" svg:x1="3.237cm" svg:y1="5.239cm" svg:x2="3.414cm" svg:y2="5.062cm">
              <text:p/>
            </draw:line>
            <draw:line draw:style-name="gr6" draw:text-style-name="P3" draw:layer="layout" svg:x1="3.414cm" svg:y1="5.239cm" svg:x2="3.237cm" svg:y2="5.062cm">
              <text:p/>
            </draw:line>
          </draw:g>
          <draw:g>
            <draw:line draw:style-name="gr6" draw:text-style-name="P3" draw:layer="layout" svg:x1="3.737cm" svg:y1="5.239cm" svg:x2="3.914cm" svg:y2="5.062cm">
              <text:p/>
            </draw:line>
            <draw:line draw:style-name="gr6" draw:text-style-name="P3" draw:layer="layout" svg:x1="3.914cm" svg:y1="5.239cm" svg:x2="3.737cm" svg:y2="5.062cm">
              <text:p/>
            </draw:line>
          </draw:g>
          <draw:g>
            <draw:line draw:style-name="gr6" draw:text-style-name="P3" draw:layer="layout" svg:x1="1.737cm" svg:y1="3.239cm" svg:x2="1.914cm" svg:y2="3.062cm">
              <text:p/>
            </draw:line>
            <draw:line draw:style-name="gr6" draw:text-style-name="P3" draw:layer="layout" svg:x1="1.914cm" svg:y1="3.239cm" svg:x2="1.737cm" svg:y2="3.062cm">
              <text:p/>
            </draw:line>
          </draw:g>
          <draw:g>
            <draw:line draw:style-name="gr6" draw:text-style-name="P3" draw:layer="layout" svg:x1="2.237cm" svg:y1="3.239cm" svg:x2="2.414cm" svg:y2="3.062cm">
              <text:p/>
            </draw:line>
            <draw:line draw:style-name="gr6" draw:text-style-name="P3" draw:layer="layout" svg:x1="2.414cm" svg:y1="3.239cm" svg:x2="2.237cm" svg:y2="3.062cm">
              <text:p/>
            </draw:line>
          </draw:g>
          <draw:g>
            <draw:line draw:style-name="gr6" draw:text-style-name="P3" draw:layer="layout" svg:x1="2.737cm" svg:y1="3.239cm" svg:x2="2.914cm" svg:y2="3.062cm">
              <text:p/>
            </draw:line>
            <draw:line draw:style-name="gr6" draw:text-style-name="P3" draw:layer="layout" svg:x1="2.914cm" svg:y1="3.239cm" svg:x2="2.737cm" svg:y2="3.062cm">
              <text:p/>
            </draw:line>
          </draw:g>
          <draw:g>
            <draw:line draw:style-name="gr6" draw:text-style-name="P3" draw:layer="layout" svg:x1="3.237cm" svg:y1="3.239cm" svg:x2="3.414cm" svg:y2="3.062cm">
              <text:p/>
            </draw:line>
            <draw:line draw:style-name="gr6" draw:text-style-name="P3" draw:layer="layout" svg:x1="3.414cm" svg:y1="3.239cm" svg:x2="3.237cm" svg:y2="3.062cm">
              <text:p/>
            </draw:line>
          </draw:g>
          <draw:g>
            <draw:line draw:style-name="gr6" draw:text-style-name="P3" draw:layer="layout" svg:x1="3.737cm" svg:y1="3.239cm" svg:x2="3.914cm" svg:y2="3.062cm">
              <text:p/>
            </draw:line>
            <draw:line draw:style-name="gr6" draw:text-style-name="P3" draw:layer="layout" svg:x1="3.914cm" svg:y1="3.239cm" svg:x2="3.737cm" svg:y2="3.062cm">
              <text:p/>
            </draw:line>
          </draw:g>
        </draw:g>
        <draw:custom-shape draw:style-name="gr7" draw:text-style-name="P5" draw:layer="layout" svg:width="0.1cm" svg:height="0.1cm" svg:x="3.926cm" svg:y="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3" draw:layer="layout" svg:width="2.79cm" svg:height="1.505cm" draw:transform="rotate (-0.197396738400559) translate (4.20903843905185cm 0.125808081697823cm)" svg:viewBox="0 0 2791 1506" svg:d="M0 46c927-207 2300 283 2791 1460">
          <text:p/>
        </draw:path>
        <draw:g>
          <draw:line draw:style-name="gr6" draw:text-style-name="P3" draw:layer="layout" svg:x1="6.037cm" svg:y1="0.639cm" svg:x2="6.214cm" svg:y2="0.462cm">
            <text:p/>
          </draw:line>
          <draw:line draw:style-name="gr6" draw:text-style-name="P3" draw:layer="layout" svg:x1="6.214cm" svg:y1="0.639cm" svg:x2="6.037cm" svg:y2="0.462cm">
            <text:p/>
          </draw:line>
        </draw:g>
        <draw:line draw:style-name="gr3" draw:text-style-name="P3" draw:layer="layout" svg:x1="3.95cm" svg:y1="4.83cm" svg:x2="3.2cm" svg:y2="4.83cm">
          <text:p/>
        </draw:line>
        <draw:g>
          <svg:title>TexMaths</svg:title>
          <svg:desc>12§latex§$\vec{v}_{e}$§svg§600§TRUE§</svg:desc>
          <draw:g>
            <draw:path draw:style-name="gr4" draw:text-style-name="P4" draw:layer="layout" svg:width="0.184cm" svg:height="0.083cm" svg:x="4.132cm" svg:y="4.645cm" svg:viewBox="0 0 185 84" svg:d="M148 50c-6 6-19 17-19 25 0 4 4 9 9 9 3 0 6-4 7-6 6-6 15-18 33-28 4-1 7-3 7-8s-2-6-6-9c-9-5-13-14-16-23-1-4-3-10-9-10s-8 6-8 10c0 1 4 15 10 23-48 0-95 0-142 0-7 0-14 0-14 9 0 8 7 8 14 8 45 0 90 0 134 0z">
              <text:p/>
            </draw:path>
            <draw:path draw:style-name="gr4" draw:text-style-name="P4" draw:layer="layout" svg:width="0.183cm" svg:height="0.189cm" svg:x="4.084cm" svg:y="4.76cm" svg:viewBox="0 0 184 190" svg:d="M184 29c0-23-11-29-19-29-11 0-20 11-20 19 0 6 2 9 7 13 8 9 14 19 14 35 0 18-26 114-75 114-22 0-31-15-31-37 0-23 12-54 25-89 2-7 5-13 5-22 0-17-13-33-35-33-39 0-55 61-55 65 0 3 4 3 5 3 5 0 5-1 7-7 12-43 30-53 42-53 3 0 11 0 11 15 0 9-5 21-8 28-19 49-24 69-24 87 0 45 38 52 57 52 70 0 94-140 94-161z">
              <text:p/>
            </draw:path>
            <draw:path draw:style-name="gr4" draw:text-style-name="P4" draw:layer="layout" svg:width="0.125cm" svg:height="0.132cm" svg:x="4.294cm" svg:y="4.878cm" svg:viewBox="0 0 126 133" svg:d="M45 62c9 0 33 0 48-6 22-7 25-21 25-30 0-16-15-26-35-26-35 0-83 28-83 78 0 28 18 55 53 55 49 0 73-30 73-34 0-1-3-4-5-4-3 0-3 0-5 2-23 27-57 27-62 27-18 0-30-12-30-35 0-4 0-10 4-27 5 0 11 0 17 0zM30 54c12-42 44-46 53-46 13 0 23 6 23 18 0 28-50 28-62 28-5 0-9 0-14 0z">
              <text:p/>
            </draw:path>
          </draw:g>
        </draw:g>
        <draw:g>
          <svg:title>TexMaths</svg:title>
          <svg:desc>12§latex§$I$§svg§600§TRUE§</svg:desc>
          <draw:g>
            <draw:path draw:style-name="gr4" draw:text-style-name="P4" draw:layer="layout" svg:width="0.192cm" svg:height="0.285cm" svg:x="4.086cm" svg:y="3.266cm" svg:viewBox="0 0 193 286" svg:d="M142 32c3-15 5-19 38-19 10 0 13 0 13-8 0-5-5-5-6-5-12 0-43 1-55 1-13 0-44-1-56-1-2 0-8 0-8 8 0 5 4 5 12 5 17 0 28 0 28 7 0 3 0 4-1 8-18 75-37 150-56 226-3 15-5 19-38 19-9 0-13 0-13 8 0 5 5 5 6 5 12 0 43-1 55-1 13 0 43 1 56 1 3 0 8 0 8-8 0-5-3-5-13-5-7 0-9 0-18-1-8 0-9-3-9-6 0-4 0-8 1-11 18-74 37-148 56-223z">
              <text:p/>
            </draw:path>
          </draw:g>
        </draw:g>
        <draw:g>
          <svg:title>TexMaths</svg:title>
          <svg:desc>12§latex§$\vec{B}$§svg§600§TRUE§</svg:desc>
          <draw:g>
            <draw:path draw:style-name="gr4" draw:text-style-name="P4" draw:layer="layout" svg:width="0.184cm" svg:height="0.082cm" svg:x="5.61cm" svg:y="4.966cm" svg:viewBox="0 0 185 83" svg:d="M148 50c-6 5-19 17-19 24 0 5 4 9 9 9 3 0 6-3 7-5 6-6 15-18 33-28 4-1 7-3 7-8s-2-7-6-8c-9-8-13-15-16-24-1-4-3-10-9-10s-8 6-8 8c0 3 4 16 10 26-48 0-95 0-142 0-7 0-14 0-14 8s7 8 14 8c45 0 90 0 134 0z">
              <text:p/>
            </draw:path>
            <draw:path draw:style-name="gr4" draw:text-style-name="P4" draw:layer="layout" svg:width="0.298cm" svg:height="0.285cm" svg:x="5.484cm" svg:y="5.086cm" svg:viewBox="0 0 299 286" svg:d="M49 254c-5 15-5 19-38 19-7 0-11 0-11 8 0 5 4 5 11 5 50 0 99 0 149 0 66 0 116-49 116-91 0-30-25-54-65-58 44-9 88-40 88-80 0-31-29-57-79-57-47 0-93 0-140 0-8 0-12 0-12 8 0 4 4 4 12 4 5 0 9 0 16 1s10 1 10 7c0 2 0 3-1 8-18 75-37 150-56 226zM112 133c9-35 18-70 27-104 3-16 3-17 21-17 19 0 37 0 55 0 36 0 46 25 46 43 0 37-36 78-88 78-20 0-40 0-61 0zM93 273c-6 0-7 0-9 0-4-1-5-1-5-5 0-1 0-1 2-9 10-39 19-79 29-118 26 0 53 0 79 0 40 0 48 31 48 49 0 42-37 83-86 83-19 0-39 0-58 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18T14:27:49.904099272</dc:date>
    <meta:editing-duration>PT17H26M30S</meta:editing-duration>
    <meta:editing-cycles>53</meta:editing-cycles>
    <meta:generator>LibreOffice/7.3.7.2$Linux_X86_64 LibreOffice_project/30$Build-2</meta:generator>
    <meta:document-statistic meta:object-count="103"/>
  </office:meta>
</office:document-meta>
</file>